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0.197cm" fo:min-width="8.13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417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902cm" fo:min-width="5.49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47cm" fo:min-width="4.53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848cm" fo:min-width="4.53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49cm" fo:min-width="4.538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8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0.451cm" fo:min-width="20.709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Noto Sans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Noto Sans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Noto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36cm" svg:height="20.447cm" svg:x="6.461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667cm" svg:x="0.238cm" svg:y="7.985cm">
          <text:p text:style-name="P2"><text:span text:style-name="T1">Input De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667cm" svg:x="16.113cm" svg:y="7.985cm">
          <text:p text:style-name="P2"><text:span text:style-name="T1">Out</text:span><text:span text:style-name="T1">put </text:span><text:span text:style-name="T1">Devi</text:span><text:span text:style-name="T1">c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98cm" svg:height="2.152cm" svg:x="7.78cm" svg:y="5.124cm">
          <text:p text:style-name="P2"><text:span text:style-name="T1">Processor </text:span><text:span text:style-name="T1">(CPU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38cm" svg:height="1.097cm" svg:x="8.254cm" svg:y="10.6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038cm" svg:height="1.098cm" svg:x="8.254cm" svg:y="19.3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38cm" svg:height="1.097cm" svg:x="8.254cm" svg:y="20.4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38cm" svg:height="1.097cm" svg:x="8.254cm" svg:y="16.1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038cm" svg:height="1.099cm" svg:x="8.254cm" svg:y="17.1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38cm" svg:height="1.097cm" svg:x="8.254cm" svg:y="18.2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038cm" svg:height="1.099cm" svg:x="8.254cm" svg:y="13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38cm" svg:height="1.097cm" svg:x="8.254cm" svg:y="15.0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038cm" svg:height="1.098cm" svg:x="8.254cm" svg:y="11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38cm" svg:height="1.097cm" svg:x="8.254cm" svg:y="12.80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917cm" svg:height="1.11cm" svg:x="8.321cm" svg:y="9.466cm">
          <draw:text-box>
            <text:p text:style-name="P2"><text:span text:style-name="T1">Main </text:span><text:span text:style-name="T1">Mem</text:span><text:span text:style-name="T1">ory</text:span></text:p>
          </draw:text-box>
        </draw:frame>
        <draw:line draw:style-name="gr8" draw:text-style-name="P6" draw:layer="layout" svg:x1="9.58cm" svg:y1="7.276cm" svg:x2="9.58cm" svg:y2="9.536cm">
          <text:p/>
        </draw:line>
        <draw:line draw:style-name="gr8" draw:text-style-name="P6" draw:layer="layout" svg:x1="12.098cm" svg:y1="9.428cm" svg:x2="12.098cm" svg:y2="7.276cm">
          <text:p/>
        </draw:line>
        <draw:line draw:style-name="gr8" draw:text-style-name="P6" draw:layer="layout" svg:x1="5.318cm" svg:y1="9.318cm" svg:x2="6.461cm" svg:y2="9.318cm">
          <text:p/>
        </draw:line>
        <draw:line draw:style-name="gr8" draw:text-style-name="P6" draw:layer="layout" svg:x1="15.097cm" svg:y1="9.318cm" svg:x2="16.113cm" svg:y2="9.318cm">
          <text:p/>
        </draw:line>
        <draw:custom-shape draw:style-name="gr9" draw:text-style-name="P7" draw:layer="layout" svg:width="21.209cm" svg:height="20.701cm" svg:x="0.111cm" svg:y="3.92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7T18:28:56.896534286</meta:creation-date>
    <dc:date>2017-07-29T15:42:24.496066917</dc:date>
    <meta:editing-duration>PT6M51S</meta:editing-duration>
    <meta:editing-cycles>2</meta:editing-cycles>
    <meta:generator>LibreOffice/5.3.1.2$Linux_X86_64 LibreOffice_project/30m0$Build-2</meta:generator>
    <meta:document-statistic meta:object-count="20"/>
  </office:meta>
</office:document-meta>
</file>